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09fd6" officeooo:paragraph-rsid="00009fd6"/>
    </style:style>
    <style:style style:name="P2" style:family="paragraph" style:parent-style-name="Standard">
      <style:text-properties fo:color="#000000" loext:opacity="100%" officeooo:rsid="00009fd6" officeooo:paragraph-rsid="00009fd6"/>
    </style:style>
    <style:style style:name="T1" style:family="text">
      <style:text-properties fo:color="#cf8e6d" loext:opacity="100%" style:font-name="JetBrains Mono" fo:font-size="10pt" fo:font-style="normal" fo:font-weight="normal" style:font-size-asian="10pt" style:font-style-asian="normal" style:font-weight-asian="normal"/>
    </style:style>
    <style:style style:name="T2" style:family="text">
      <style:text-properties fo:color="#bcbec4" loext:opacity="100%" style:font-name="JetBrains Mono" fo:font-size="10pt" fo:font-style="normal" fo:font-weight="normal" style:font-size-asian="10pt" style:font-style-asian="normal" style:font-weight-asian="normal"/>
    </style:style>
    <style:style style:name="T3" style:family="text">
      <style:text-properties fo:color="#bcbec4" loext:opacity="100%" style:font-name="Liberation Serif" fo:font-size="10pt" fo:font-style="normal" fo:font-weight="normal" style:font-size-asian="10pt" style:font-style-asian="normal" style:font-weight-asian="normal"/>
    </style:style>
    <style:style style:name="T4" style:family="text">
      <style:text-properties fo:color="#bcbec4" loext:opacity="100%" style:font-name="Liberation Serif" fo:font-size="10pt" fo:font-style="normal" fo:font-weight="normal" fo:background-color="#000000" loext:char-shading-value="0" style:font-size-asian="10pt" style:font-style-asian="normal" style:font-weight-asian="normal"/>
    </style:style>
    <style:style style:name="T5" style:family="text">
      <style:text-properties fo:color="#bcbec4" loext:opacity="100%" style:font-name="Liberation Serif" fo:font-size="10pt" fo:font-style="normal" fo:font-weight="normal" fo:background-color="#000000" loext:char-shading-value="0" style:font-size-asian="10pt" style:font-style-asian="normal" style:font-weight-asian="normal"/>
    </style:style>
    <style:style style:name="T6" style:family="text">
      <style:text-properties fo:color="#2aacb8" loext:opacity="100%" style:font-name="JetBrains Mono" fo:font-size="10pt" fo:font-style="normal" fo:font-weight="normal" style:font-size-asian="10pt" style:font-style-asian="normal" style:font-weight-asian="normal"/>
    </style:style>
    <style:style style:name="T7" style:family="text">
      <style:text-properties fo:color="#8888c6" loext:opacity="100%" style:font-name="JetBrains Mono" fo:font-size="10pt" fo:font-style="normal" fo:font-weight="normal" style:font-size-asian="10pt" style:font-style-asian="normal" style:font-weight-asian="normal"/>
    </style:style>
    <style:style style:name="T8" style:family="text">
      <style:text-properties fo:color="#7a7e85" loext:opacity="100%" style:font-name="JetBrains Mono" fo:font-size="10pt" fo:font-style="normal" fo:font-weight="normal" style:font-size-asian="10pt" style:font-style-asian="normal" style:font-weight-asian="normal"/>
    </style:style>
    <style:style style:name="T9" style:family="text">
      <style:text-properties fo:color="#6aab73" loext:opacity="100%" style:font-name="JetBrains Mono" fo:font-size="10pt" fo:font-style="normal" fo:font-weight="normal" style:font-size-asian="10pt" style:font-style-asian="normal" style:font-weight-asian="normal"/>
    </style:style>
    <style:style style:name="T10" style:family="text">
      <style:text-properties fo:color="#56a8f5" loext:opacity="100%" style:font-name="JetBrains Mono" fo:font-size="10pt" fo:font-style="normal" fo:font-weight="normal" style:font-size-asian="10pt" style:font-style-asian="normal" style:font-weight-asian="normal"/>
    </style:style>
    <style:style style:name="T11" style:family="text">
      <style:text-properties style:font-name="Liberation Serif" fo:font-size="10pt" fo:font-style="normal" fo:font-weight="normal" fo:background-color="#000000" loext:char-shading-value="0" style:font-size-asian="10pt" style:font-style-asian="normal" style:font-weight-asian="normal"/>
    </style:style>
    <style:style style:name="T12" style:family="text">
      <style:text-properties fo:background-color="#000000" loext:char-shading-value="0"/>
    </style:style>
    <style:style style:name="T13" style:family="text">
      <style:text-properties fo:background-color="#000000" loext:char-shading-value="0"/>
    </style:style>
    <style:style style:name="T14" style:family="text">
      <style:text-properties fo:color="#b200b2" loext:opacity="100%" style:font-name="JetBrains Mono" fo:font-size="10pt" fo:font-style="normal" fo:font-weight="normal" style:font-size-asian="10pt" style:font-style-asian="normal" style:font-weight-asian="normal"/>
    </style:style>
    <style:style style:name="T15" style:family="text">
      <style:text-properties fo:color="#94558d" loext:opacity="100%" style:font-name="JetBrains Mono" fo:font-size="10pt" fo:font-style="normal" fo:font-weight="normal" style:font-size-asian="10pt" style:font-style-asian="normal" style:font-weight-asian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Zwischen Stand Simulation BA:</text:p>
      <text:p text:style-name="P1"/>
      <text:p text:style-name="P1">Main part: (Stand: die simulation ist fertig aber die individuen spielen nur ein spiel)</text:p>
      <text:p text:style-name="P1"/>
      <text:p text:style-name="P1"><text:span text:style-name="T1">from </text:span><text:span text:style-name="T2">Liste_mit_Individuen </text:span><text:span text:style-name="T1">import </text:span><text:span text:style-name="T2">*</text:span><text:line-break/><text:span text:style-name="T1">from </text:span><text:span text:style-name="T2">Distribution_determening </text:span><text:span text:style-name="T1">import </text:span><text:span text:style-name="T2">new_distribution</text:span><text:line-break/><text:line-break/><text:line-break/><text:span text:style-name="T2">Distribution=[</text:span><text:span text:style-name="T6">25</text:span><text:span text:style-name="T2">,</text:span><text:span text:style-name="T6">25</text:span><text:span text:style-name="T2">,</text:span><text:span text:style-name="T6">25</text:span><text:span text:style-name="T2">,</text:span><text:span text:style-name="T6">25</text:span><text:span text:style-name="T2">]</text:span><text:line-break/><text:line-break/><text:line-break/><text:line-break/><text:span text:style-name="T2">Game= [</text:span><text:line-break/><text:span text:style-name="T2"> <text:s text:c="3"/>[[</text:span><text:span text:style-name="T6">10</text:span><text:span text:style-name="T2">, </text:span><text:span text:style-name="T6">15</text:span><text:span text:style-name="T2">], [</text:span><text:span text:style-name="T6">6</text:span><text:span text:style-name="T2">, </text:span><text:span text:style-name="T6">27</text:span><text:span text:style-name="T2">], [</text:span><text:span text:style-name="T6">12</text:span><text:span text:style-name="T2">, </text:span><text:span text:style-name="T6">30</text:span><text:span text:style-name="T2">]],</text:span><text:line-break/><text:span text:style-name="T2"> <text:s text:c="3"/>[[</text:span><text:span text:style-name="T6">20</text:span><text:span text:style-name="T2">, </text:span><text:span text:style-name="T6">18</text:span><text:span text:style-name="T2">], [</text:span><text:span text:style-name="T6">16</text:span><text:span text:style-name="T2">, </text:span><text:span text:style-name="T6">15</text:span><text:span text:style-name="T2">], [</text:span><text:span text:style-name="T6">8</text:span><text:span text:style-name="T2">, </text:span><text:span text:style-name="T6">24</text:span><text:span text:style-name="T2">]],</text:span><text:line-break/><text:span text:style-name="T2"> <text:s text:c="3"/>[[</text:span><text:span text:style-name="T6">6</text:span><text:span text:style-name="T2">, </text:span><text:span text:style-name="T6">15</text:span><text:span text:style-name="T2">], [</text:span><text:span text:style-name="T6">18</text:span><text:span text:style-name="T2">, </text:span><text:span text:style-name="T6">9</text:span><text:span text:style-name="T2">], [</text:span><text:span text:style-name="T6">10</text:span><text:span text:style-name="T2">, </text:span><text:span text:style-name="T6">12</text:span><text:span text:style-name="T2">]]</text:span><text:line-break/><text:span text:style-name="T2">]</text:span><text:line-break/><text:line-break/><text:span text:style-name="T1">for </text:span><text:span text:style-name="T2">i </text:span><text:span text:style-name="T1">in </text:span><text:span text:style-name="T7">range</text:span><text:span text:style-name="T2">(</text:span><text:span text:style-name="T6">100</text:span><text:span text:style-name="T2">):</text:span><text:line-break/><text:line-break/><text:span text:style-name="T2"> <text:s text:c="3"/>Utility_after_each_round = [</text:span><text:span text:style-name="T6">0</text:span><text:span text:style-name="T2">, </text:span><text:span text:style-name="T6">0</text:span><text:span text:style-name="T2">, </text:span><text:span text:style-name="T6">0</text:span><text:span text:style-name="T2">, </text:span><text:span text:style-name="T6">0</text:span><text:span text:style-name="T2">]</text:span><text:line-break/><text:line-break/><text:span text:style-name="T2"> <text:s text:c="3"/>Population_this_round = Population(Distribution)</text:span><text:line-break/><text:span text:style-name="T2"> <text:s text:c="3"/></text:span><text:span text:style-name="T1">while </text:span><text:span text:style-name="T7">len</text:span><text:span text:style-name="T2">(Population_this_round) &gt;</text:span><text:span text:style-name="T6">0</text:span><text:span text:style-name="T2">: <text:s text:c="3"/></text:span><text:span text:style-name="T8">#here the first player in the list plays against the second one then they get deleted out of the list</text:span><text:line-break/><text:span text:style-name="T8"> <text:s text:c="7"/></text:span><text:span text:style-name="T2">Population_this_round[</text:span><text:span text:style-name="T6">0</text:span><text:span text:style-name="T2">].Play(Population_this_round[</text:span><text:span text:style-name="T6">1</text:span><text:span text:style-name="T2">],Game,Utility_after_each_round) <text:s text:c="3"/></text:span><text:span text:style-name="T8">#the order is not important because the list is shuffled</text:span><text:line-break/><text:span text:style-name="T8"> <text:s text:c="7"/></text:span><text:span text:style-name="T2">Population_this_round=Population_this_round[</text:span><text:span text:style-name="T6">2</text:span><text:span text:style-name="T2">:]</text:span><text:line-break/><text:line-break/><text:span text:style-name="T2"> <text:s text:c="3"/></text:span><text:span text:style-name="T7">print</text:span><text:span text:style-name="T2">(</text:span><text:span text:style-name="T9">"Utility after round " </text:span><text:span text:style-name="T2">, </text:span><text:span text:style-name="T7">str</text:span><text:span text:style-name="T2">(i) , Utility_after_each_round)</text:span><text:line-break/><text:line-break/><text:span text:style-name="T2"> <text:s text:c="3"/>Distribution= new_distribution(Utility_after_each_round)</text:span><text:line-break/><text:line-break/><text:span text:style-name="T2"> <text:s text:c="3"/></text:span><text:span text:style-name="T7">print</text:span><text:span text:style-name="T2">(</text:span><text:span text:style-name="T9">"Distribution in round " </text:span><text:span text:style-name="T2">, </text:span><text:span text:style-name="T7">str</text:span><text:span text:style-name="T2">(i+</text:span><text:span text:style-name="T6">1</text:span><text:span text:style-name="T2">) , Distribution)</text:span><text:line-break/></text:p>
      <text:p text:style-name="P1"/>
      <text:p text:style-name="P1">First Game file:</text:p>
      <text:p text:style-name="P1"><text:span text:style-name="T2">Game= [</text:span><text:line-break/><text:span text:style-name="T2"> <text:s text:c="3"/>[[</text:span><text:span text:style-name="T6">10</text:span><text:span text:style-name="T2">, </text:span><text:span text:style-name="T6">15</text:span><text:span text:style-name="T2">], [</text:span><text:span text:style-name="T6">6</text:span><text:span text:style-name="T2">, </text:span><text:span text:style-name="T6">27</text:span><text:span text:style-name="T2">], [</text:span><text:span text:style-name="T6">12</text:span><text:span text:style-name="T2">, </text:span><text:span text:style-name="T6">30</text:span><text:span text:style-name="T2">]],</text:span><text:line-break/><text:span text:style-name="T2"> <text:s text:c="3"/>[[</text:span><text:span text:style-name="T6">20</text:span><text:span text:style-name="T2">, </text:span><text:span text:style-name="T6">18</text:span><text:span text:style-name="T2">], [</text:span><text:span text:style-name="T6">16</text:span><text:span text:style-name="T2">, </text:span><text:span text:style-name="T6">15</text:span><text:span text:style-name="T2">], [</text:span><text:span text:style-name="T6">8</text:span><text:span text:style-name="T2">, </text:span><text:span text:style-name="T6">24</text:span><text:span text:style-name="T2">]],</text:span><text:line-break/><text:span text:style-name="T2"> <text:s text:c="3"/>[[</text:span><text:span text:style-name="T6">6</text:span><text:span text:style-name="T2">, </text:span><text:span text:style-name="T6">15</text:span><text:span text:style-name="T2">], [</text:span><text:span text:style-name="T6">18</text:span><text:span text:style-name="T2">, </text:span><text:span text:style-name="T6">9</text:span><text:span text:style-name="T2">], [</text:span><text:span text:style-name="T6">10</text:span><text:span text:style-name="T2">, </text:span><text:span text:style-name="T6">12</text:span><text:span text:style-name="T2">]]</text:span><text:line-break/><text:span text:style-name="T2">]</text:span><text:line-break/><text:span text:style-name="T1">import </text:span><text:span text:style-name="T2">random</text:span><text:line-break/><text:line-break/><text:span text:style-name="T1">def </text:span><text:span text:style-name="T10">Strategy_rowplayer</text:span><text:span text:style-name="T2">(rowplayer_level,Game): </text:span><text:span text:style-name="T8">#this function defines the strategy of the rowplayer it always returns one row of the matrix</text:span><text:line-break/><text:span text:style-name="T8"> <text:s text:c="3"/></text:span><text:span text:style-name="T1">if </text:span><text:span text:style-name="T2">rowplayer_level==</text:span><text:span text:style-name="T6">0</text:span><text:span text:style-name="T2">:</text:span><text:line-break/><text:span text:style-name="T2"> <text:s text:c="7"/></text:span><text:span text:style-name="T1">return </text:span><text:span text:style-name="T2">random.choice(Game)</text:span><text:line-break/><text:span text:style-name="T2"> <text:s text:c="3"/></text:span><text:span text:style-name="T1">if </text:span><text:span text:style-name="T2">rowplayer_level==</text:span><text:span text:style-name="T6">1</text:span><text:span text:style-name="T2">:</text:span><text:line-break/><text:span text:style-name="T2"> <text:s text:c="7"/></text:span><text:span text:style-name="T1">return </text:span><text:span text:style-name="T2">random.choice(Game[:</text:span><text:span text:style-name="T6">2</text:span><text:span text:style-name="T2">])</text:span><text:line-break/><text:span text:style-name="T2"> <text:s text:c="3"/></text:span><text:span text:style-name="T1">if </text:span><text:span text:style-name="T2">rowplayer_level == </text:span><text:span text:style-name="T6">2</text:span><text:span text:style-name="T2">:</text:span><text:line-break/><text:span text:style-name="T2"> <text:s text:c="7"/></text:span><text:span text:style-name="T1">return </text:span><text:span text:style-name="T2">random.choice(Game[:</text:span><text:span text:style-name="T6">2</text:span><text:span text:style-name="T2">])</text:span><text:line-break/><text:span text:style-name="T2"> <text:s text:c="3"/></text:span><text:span text:style-name="T1">if </text:span><text:span text:style-name="T2">rowplayer_level == </text:span><text:span text:style-name="T6">3</text:span><text:span text:style-name="T2">:</text:span><text:line-break/><text:span text:style-name="T2"> <text:s text:c="11"/></text:span><text:span text:style-name="T1">return </text:span><text:span text:style-name="T2">Game[</text:span><text:span text:style-name="T6">0</text:span><text:span text:style-name="T2">]</text:span><text:line-break/><text:line-break/><text:span text:style-name="T1">def </text:span><text:span text:style-name="T10">Strategy_columnplayer</text:span><text:span text:style-name="T2">(rowplayer_level, columnplayer_level,Game): </text:span><text:span text:style-name="T8">#this function defines the strategy of the column-player, it always returns the (utility of the) strategy combination of both players</text:span><text:line-break/><text:span text:style-name="T8"> <text:s text:c="3"/></text:span><text:span text:style-name="T2">Row_strategie=Strategy_rowplayer(rowplayer_level,Game)</text:span><text:line-break/><text:span text:style-name="T2"> <text:s text:c="3"/></text:span><text:span text:style-name="T1">if </text:span><text:span text:style-name="T2">columnplayer_level==</text:span><text:span text:style-name="T6">0</text:span><text:span text:style-name="T2">:</text:span><text:line-break/><text:soft-page-break/><text:span text:style-name="T2"> <text:s text:c="7"/></text:span><text:span text:style-name="T1">return </text:span><text:span text:style-name="T2">random.choice([Row_strategie[</text:span><text:span text:style-name="T6">0</text:span><text:span text:style-name="T2">], Row_strategie[-</text:span><text:span text:style-name="T6">1</text:span><text:span text:style-name="T2">]])</text:span><text:line-break/><text:span text:style-name="T2"> <text:s text:c="3"/></text:span><text:span text:style-name="T1">if </text:span><text:span text:style-name="T2">columnplayer_level==</text:span><text:span text:style-name="T6">1</text:span><text:span text:style-name="T2">:</text:span><text:line-break/><text:span text:style-name="T2"> <text:s text:c="7"/></text:span><text:span text:style-name="T1">return </text:span><text:span text:style-name="T2">random.choice([Row_strategie[</text:span><text:span text:style-name="T6">0</text:span><text:span text:style-name="T2">], Row_strategie[-</text:span><text:span text:style-name="T6">1</text:span><text:span text:style-name="T2">]])</text:span><text:line-break/><text:span text:style-name="T2"> <text:s text:c="3"/></text:span><text:span text:style-name="T1">if </text:span><text:span text:style-name="T2">columnplayer_level == </text:span><text:span text:style-name="T6">2</text:span><text:span text:style-name="T2">:</text:span><text:line-break/><text:span text:style-name="T2"> <text:s text:c="7"/></text:span><text:span text:style-name="T1">return </text:span><text:span text:style-name="T2">Row_strategie[</text:span><text:span text:style-name="T6">2</text:span><text:span text:style-name="T2">]</text:span><text:line-break/><text:span text:style-name="T2"> <text:s text:c="3"/></text:span><text:span text:style-name="T1">if </text:span><text:span text:style-name="T2">columnplayer_level == </text:span><text:span text:style-name="T6">3</text:span><text:span text:style-name="T2">:</text:span><text:line-break/><text:span text:style-name="T2"> <text:s text:c="7"/></text:span><text:span text:style-name="T1">return </text:span><text:span text:style-name="T2">Row_strategie[</text:span><text:span text:style-name="T6">2</text:span><text:span text:style-name="T2">]</text:span><text:line-break/><text:line-break/><text:span text:style-name="T8">#given the levels of the players they play a certain strategy or randomize if they are indifferent between two or more strategies</text:span><text:line-break/><text:span text:style-name="T8">#these two function first select which strategie the rowplayer will choose and then which strategy the columplayer will choose</text:span><text:line-break/><text:line-break/><text:span text:style-name="T7">print</text:span><text:span text:style-name="T2">(Strategy_columnplayer(</text:span><text:span text:style-name="T6">3</text:span><text:span text:style-name="T2">,</text:span><text:span text:style-name="T6">2</text:span><text:span text:style-name="T2">,Game))</text:span></text:p>
      <text:p text:style-name="P1"><text:span text:style-name="T2"/></text:p>
      <text:p text:style-name="P1"><text:span text:style-name="T2"/></text:p>
      <text:p text:style-name="P2"><text:span text:style-name="T11"/></text:p>
      <text:p text:style-name="P2"><text:span text:style-name="T11"/></text:p>
      <text:p text:style-name="P1">Liste mit individuen:</text:p>
      <text:p text:style-name="P1"/>
      <text:p text:style-name="P1"><text:span text:style-name="T1">import </text:span><text:span text:style-name="T2">random</text:span><text:line-break/><text:span text:style-name="T1">from </text:span><text:span text:style-name="T2">First_Game </text:span><text:span text:style-name="T1">import </text:span><text:span text:style-name="T2">*</text:span><text:line-break/><text:line-break/><text:span text:style-name="T8">#Utility_after_each_round=[0,0,0,0] <text:s/># here the utility of the individuals will added: the first element is the utility of all</text:span><text:line-break/><text:span text:style-name="T8"> <text:s text:c="36"/># level 0 individuals and so on, this will later determine the population of the next generation</text:span><text:line-break/><text:line-break/><text:span text:style-name="T8"># Definition of the class for the object</text:span><text:line-break/><text:span text:style-name="T1">class </text:span><text:span text:style-name="T2">Individual:</text:span><text:line-break/><text:span text:style-name="T2"> <text:s text:c="3"/></text:span><text:span text:style-name="T1">def </text:span><text:span text:style-name="T14">__init__</text:span><text:span text:style-name="T2">(</text:span><text:span text:style-name="T15">self</text:span><text:span text:style-name="T2">, level):</text:span><text:line-break/><text:span text:style-name="T2"> <text:s text:c="7"/></text:span><text:span text:style-name="T15">self</text:span><text:span text:style-name="T2">.level = level</text:span><text:line-break/><text:line-break/><text:span text:style-name="T2"> <text:s text:c="3"/></text:span><text:span text:style-name="T1">def </text:span><text:span text:style-name="T10">get_level</text:span><text:span text:style-name="T2">(</text:span><text:span text:style-name="T15">self</text:span><text:span text:style-name="T2">):</text:span><text:line-break/><text:span text:style-name="T2"> <text:s text:c="7"/></text:span><text:span text:style-name="T1">return </text:span><text:span text:style-name="T15">self</text:span><text:span text:style-name="T2">.level</text:span><text:line-break/><text:line-break/><text:span text:style-name="T2"> <text:s text:c="3"/></text:span><text:span text:style-name="T1">def </text:span><text:span text:style-name="T10">Play</text:span><text:span text:style-name="T2">(</text:span><text:span text:style-name="T15">self</text:span><text:span text:style-name="T2">, opponent, game, Utility_after_each_round):</text:span><text:line-break/><text:span text:style-name="T2"> <text:s text:c="7"/>Utility_of_game = Strategy_columnplayer(</text:span><text:span text:style-name="T15">self</text:span><text:span text:style-name="T2">.level,opponent.get_level() , game)</text:span><text:line-break/><text:span text:style-name="T2"> <text:s text:c="7"/>Utility_after_each_round[</text:span><text:span text:style-name="T15">self</text:span><text:span text:style-name="T2">.level] += Utility_of_game[</text:span><text:span text:style-name="T6">0</text:span><text:span text:style-name="T2">]</text:span><text:line-break/><text:span text:style-name="T2"> <text:s text:c="7"/>Utility_after_each_round[opponent.get_level()] += Utility_of_game[</text:span><text:span text:style-name="T6">1</text:span><text:span text:style-name="T2">]</text:span><text:line-break/><text:span text:style-name="T2"> <text:s text:c="7"/></text:span><text:span text:style-name="T8">#print(Utility_after_each_round) #if liked you can print out the utility distribution after each play of every pair</text:span><text:line-break/><text:line-break/><text:span text:style-name="T1">def </text:span><text:span text:style-name="T10">Population</text:span><text:span text:style-name="T2">(level_counts):</text:span><text:line-break/><text:span text:style-name="T2"> <text:s text:c="3"/></text:span><text:span text:style-name="T8"># Number of objects for each level</text:span><text:line-break/><text:span text:style-name="T8"> <text:s text:c="3"/>#level_counts = [15, 25, 35, 25]</text:span><text:line-break/><text:line-break/><text:span text:style-name="T8"> <text:s text:c="3"/># List to store objects</text:span><text:line-break/><text:span text:style-name="T8"> <text:s text:c="3"/></text:span><text:span text:style-name="T2">object_list = []</text:span><text:line-break/><text:line-break/><text:span text:style-name="T2"> <text:s text:c="3"/></text:span><text:span text:style-name="T8"># Iterate over the number of objects for each level</text:span><text:line-break/><text:span text:style-name="T8"> <text:s text:c="3"/></text:span><text:span text:style-name="T1">for </text:span><text:span text:style-name="T2">level, count </text:span><text:span text:style-name="T1">in </text:span><text:span text:style-name="T7">enumerate</text:span><text:span text:style-name="T2">(level_counts):</text:span><text:line-break/><text:span text:style-name="T2"> <text:s text:c="7"/></text:span><text:span text:style-name="T8"># Create the specified number of objects for each level and add them to the list</text:span><text:line-break/><text:span text:style-name="T8"> <text:s text:c="7"/></text:span><text:span text:style-name="T1">for </text:span><text:span text:style-name="T2">_ </text:span><text:span text:style-name="T1">in </text:span><text:span text:style-name="T7">range</text:span><text:span text:style-name="T2">(count):</text:span><text:line-break/><text:span text:style-name="T2"> <text:s text:c="11"/>obj = Individual(level)</text:span><text:line-break/><text:span text:style-name="T2"> <text:s text:c="11"/>object_list.append(obj)</text:span><text:line-break/><text:line-break/><text:span text:style-name="T2"> <text:s text:c="3"/></text:span><text:span text:style-name="T8"># Shuffle the list to ensure the objects are not sorted by level</text:span><text:line-break/><text:span text:style-name="T8"> <text:s text:c="3"/></text:span><text:span text:style-name="T2">random.shuffle(object_list)</text:span><text:line-break/><text:line-break/><text:span text:style-name="T2"> <text:s text:c="3"/></text:span><text:span text:style-name="T8"># Example: Output the level of each object in the list</text:span><text:line-break/><text:span text:style-name="T8"> <text:s text:c="3"/>#for obj in object_list:</text:span><text:line-break/><text:span text:style-name="T8"> <text:s text:c="7"/>#print("Level:", obj.level)</text:span><text:line-break/><text:soft-page-break/><text:line-break/><text:span text:style-name="T8"> <text:s text:c="3"/></text:span><text:span text:style-name="T1">return </text:span><text:span text:style-name="T2">object_list</text:span><text:line-break/><text:span text:style-name="T8"># returns a list with 100 objects - the individuals in the population</text:span><text:line-break/><text:span text:style-name="T7">print</text:span><text:span text:style-name="T2">(Population([</text:span><text:span text:style-name="T6">25</text:span><text:span text:style-name="T2">,</text:span><text:span text:style-name="T6">25</text:span><text:span text:style-name="T2">,</text:span><text:span text:style-name="T6">25</text:span><text:span text:style-name="T2">,</text:span><text:span text:style-name="T6">25</text:span><text:span text:style-name="T2">]))</text:span><text:line-break/></text:p>
      <text:p text:style-name="P1"/>
      <text:p text:style-name="P1">Distribution determening:</text:p>
      <text:p text:style-name="P1"/>
      <text:p text:style-name="P1"><text:span text:style-name="T1">def </text:span><text:span text:style-name="T10">new_distribution</text:span><text:span text:style-name="T2">(Utility_after_last_round):</text:span><text:line-break/><text:span text:style-name="T2"> <text:s text:c="3"/>Sum=</text:span><text:span text:style-name="T7">sum</text:span><text:span text:style-name="T2">(Utility_after_last_round)</text:span><text:line-break/><text:line-break/><text:span text:style-name="T2"> <text:s text:c="3"/>A0 = Utility_after_last_round[</text:span><text:span text:style-name="T6">0</text:span><text:span text:style-name="T2">] / Sum <text:s/></text:span><text:span text:style-name="T8">#here the percentile-distribution of level 0, dependent on its former utiliy is determined</text:span><text:line-break/><text:span text:style-name="T8"> <text:s text:c="3"/></text:span><text:span text:style-name="T2">A1 = Utility_after_last_round[</text:span><text:span text:style-name="T6">1</text:span><text:span text:style-name="T2">] / Sum</text:span><text:line-break/><text:span text:style-name="T2"> <text:s text:c="3"/>A2 = Utility_after_last_round[</text:span><text:span text:style-name="T6">2</text:span><text:span text:style-name="T2">] / Sum</text:span><text:line-break/><text:line-break/><text:span text:style-name="T2"> <text:s text:c="3"/>L=[A0,A1,A2]</text:span><text:line-break/><text:span text:style-name="T2"> <text:s text:c="3"/>L=[</text:span><text:span text:style-name="T7">round</text:span><text:span text:style-name="T2">(x * </text:span><text:span text:style-name="T6">100</text:span><text:span text:style-name="T2">) </text:span><text:span text:style-name="T1">for </text:span><text:span text:style-name="T2">x </text:span><text:span text:style-name="T1">in </text:span><text:span text:style-name="T2">L] </text:span><text:span text:style-name="T8">#rounds and multiplies the percentiles with 100</text:span><text:line-break/><text:span text:style-name="T8"> <text:s text:c="3"/></text:span><text:span text:style-name="T2">L.append(</text:span><text:span text:style-name="T6">100</text:span><text:span text:style-name="T2">-</text:span><text:span text:style-name="T7">sum</text:span><text:span text:style-name="T2">(L)) </text:span><text:span text:style-name="T8">#makes sure that <text:s/>the values always add up to 100</text:span><text:line-break/><text:span text:style-name="T8"> <text:s text:c="3"/></text:span><text:span text:style-name="T1">return </text:span><text:span text:style-name="T2">L</text:span><text:line-break/><text:line-break/><text:span text:style-name="T8">#Test:</text:span><text:line-break/><text:span text:style-name="T7">print</text:span><text:span text:style-name="T2">(new_distribution([</text:span><text:span text:style-name="T6">400</text:span><text:span text:style-name="T2">,</text:span><text:span text:style-name="T6">100</text:span><text:span text:style-name="T2">,</text:span><text:span text:style-name="T6">190</text:span><text:span text:style-name="T2">,</text:span><text:span text:style-name="T6">100</text:span><text:span text:style-name="T2">]))</text:span><text:line-break/></text:p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4-19T13:32:00.213000000</meta:creation-date>
    <dc:date>2024-04-19T13:36:58.111000000</dc:date>
    <meta:editing-duration>PT4M58S</meta:editing-duration>
    <meta:editing-cycles>1</meta:editing-cycles>
    <meta:document-statistic meta:table-count="0" meta:image-count="0" meta:object-count="0" meta:page-count="3" meta:paragraph-count="9" meta:word-count="534" meta:character-count="4734" meta:non-whitespace-character-count="3780"/>
    <meta:generator>LibreOffice/7.0.6.2$Windows_X86_64 LibreOffice_project/144abb84a525d8e30c9dbbefa69cbbf2d8d4ae3b</meta:generator>
  </office:meta>
</office:document-meta>
</file>